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 office:value-type="string">
            <text:p>4 hr 37</text:p>
          </table:table-cell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time" office:time-value="PT08H46M00S">
            <text:p>08:46:00 AM</text:p>
          </table:table-cell>
          <table:table-cell table:number-columns-repeated="102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6T20:48:10</dc:date>
    <meta:generator>LibreOffice/3.5$Linux_X86_64 LibreOffice_project/350m1$Build-2</meta:generator>
    <meta:editing-duration>P7DT18H43M16S</meta:editing-duration>
    <meta:editing-cycles>363</meta:editing-cycles>
    <meta:document-statistic meta:table-count="1" meta:cell-count="6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